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ab-stops>
          <style:tab-stop style:position="19.029cm"/>
        </style:tab-stops>
      </style:paragraph-properties>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background-color="#ffff00"/>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style:text-properties fo:language="en" fo:country="US"/>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justify" style:justify-single-word="false"/>
      <style:text-properties fo:language="en" fo:country="US" fo:background-color="#ffff00"/>
    </style:style>
    <style:style style:name="P29" style:family="paragraph" style:parent-style-name="Text_20_body">
      <style:paragraph-properties fo:text-align="center" style:justify-single-word="false"/>
      <style:text-properties fo:language="en" fo:country="US" fo:font-style="italic" style:font-style-asian="italic" style:font-style-complex="italic"/>
    </style:style>
    <style:style style:name="P30" style:family="paragraph" style:parent-style-name="Text_20_body">
      <style:paragraph-properties fo:text-align="justify" style:justify-single-word="false"/>
      <style:text-properties fo:language="uk" fo:country="UA"/>
    </style:style>
    <style:style style:name="P31"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2" style:family="paragraph" style:parent-style-name="Text_20_body">
      <style:paragraph-properties fo:text-align="justify" style:justify-single-word="false"/>
      <style:text-properties fo:color="#c9211e" fo:language="ru" fo:country="RU"/>
    </style:style>
    <style:style style:name="P33"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4"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5" style:family="paragraph" style:parent-style-name="Text_20_body">
      <style:paragraph-properties fo:text-align="justify" style:justify-single-word="false"/>
      <style:text-properties fo:color="#0000ff"/>
    </style:style>
    <style:style style:name="P36" style:family="paragraph" style:parent-style-name="Text_20_body">
      <style:paragraph-properties fo:text-align="justify" style:justify-single-word="false"/>
      <style:text-properties fo:color="#0000ff" fo:language="en" fo:country="US"/>
    </style:style>
    <style:style style:name="P37" style:family="paragraph" style:parent-style-name="Quotations">
      <style:text-properties fo:language="ru" fo:country="RU"/>
    </style:style>
    <style:style style:name="P38"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2" style:family="paragraph" style:parent-style-name="Standard">
      <style:paragraph-properties fo:margin-left="0cm" fo:margin-right="0cm" fo:text-align="justify" style:justify-single-word="false" fo:text-indent="0.499cm" style:auto-text-indent="false"/>
      <style:text-properties fo:language="ru" fo:country="RU"/>
    </style:style>
    <style:style style:name="P43" style:family="paragraph" style:parent-style-name="Standard">
      <style:paragraph-properties fo:text-align="justify" style:justify-single-word="false"/>
      <style:text-properties fo:language="ru" fo:country="RU"/>
    </style:style>
    <style:style style:name="P44"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5" style:family="paragraph" style:parent-style-name="Standard">
      <style:paragraph-properties fo:text-align="justify" style:justify-single-word="false"/>
      <style:text-properties fo:language="en" fo:country="US"/>
    </style:style>
    <style:style style:name="P46" style:family="paragraph" style:parent-style-name="Standard">
      <style:paragraph-properties fo:text-align="justify" style:justify-single-word="false"/>
    </style:style>
    <style:style style:name="P4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9"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paragraph-properties fo:text-align="justify" style:justify-single-word="false" fo:background-color="transparent">
        <style:background-image/>
      </style:paragraph-properties>
    </style:style>
    <style:style style:name="P51"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3"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5"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7"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8"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9" style:family="paragraph" style:parent-style-name="Heading_20_1">
      <style:paragraph-properties fo:text-align="center" style:justify-single-word="false"/>
    </style:style>
    <style:style style:name="P60" style:family="paragraph" style:parent-style-name="Heading_20_1">
      <style:paragraph-properties fo:text-align="justify" style:justify-single-word="false"/>
    </style:style>
    <style:style style:name="P61" style:family="paragraph" style:parent-style-name="Heading_20_1" style:master-page-name="MP0">
      <style:paragraph-properties fo:text-align="center" style:justify-single-word="false" style:page-number="auto" fo:break-before="page"/>
      <style:text-properties fo:language="ru" fo:country="RU"/>
    </style:style>
    <style:style style:name="P62" style:family="paragraph" style:parent-style-name="Heading_20_2">
      <style:paragraph-properties fo:text-align="center" style:justify-single-word="false"/>
      <style:text-properties fo:language="ru" fo:country="RU"/>
    </style:style>
    <style:style style:name="P63" style:family="paragraph" style:parent-style-name="Heading_20_2">
      <style:paragraph-properties fo:text-align="center" style:justify-single-word="false"/>
      <style:text-properties fo:language="en" fo:country="US" fo:font-weight="normal" style:font-weight-asian="normal" style:font-weight-complex="normal"/>
    </style:style>
    <style:style style:name="P64" style:family="paragraph" style:parent-style-name="Heading_20_2">
      <style:paragraph-properties fo:text-align="center" style:justify-single-word="false"/>
    </style:style>
    <style:style style:name="P65" style:family="paragraph" style:parent-style-name="Text_20_body">
      <style:paragraph-properties fo:text-align="center" style:justify-single-word="false"/>
      <style:text-properties fo:language="ru" fo:country="RU"/>
    </style:style>
    <style:style style:name="P66" style:family="paragraph" style:parent-style-name="Text_20_body">
      <style:paragraph-properties fo:text-align="center" style:justify-single-word="false"/>
      <style:text-properties fo:language="ru" fo:country="RU" fo:background-color="transparent"/>
    </style:style>
    <style:style style:name="P67" style:family="paragraph" style:parent-style-name="Text_20_body">
      <style:paragraph-properties fo:text-align="justify" style:justify-single-word="false"/>
      <style:text-properties fo:language="ru" fo:country="RU" fo:background-color="transparent"/>
    </style:style>
    <style:style style:name="P68" style:family="paragraph" style:parent-style-name="Text_20_body">
      <style:paragraph-properties fo:text-align="justify" style:justify-single-word="false"/>
      <style:text-properties fo:language="ru" fo:country="RU"/>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center" style:justify-single-word="false"/>
    </style:style>
    <style:style style:name="P71"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2"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73"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7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Семь вечностей</text:h>
      <text:p text:style-name="P2">*ниспадающее безумие*</text:p>
      <text:p text:style-name="P10"/>
      <text:p text:style-name="P53">Война. Война никогда не меняется.</text:p>
      <text:p text:style-name="P53">Где-то я слышала эту фразу, но не могу вспомнить, где и от кого?</text:p>
      <text:p text:style-name="P53">Впрочем, это не имеет значения вне времени и пространства.</text:p>
      <text:p text:style-name="P53">Война никогда не меняется...</text:p>
      <text:p text:style-name="P53"/>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2" text:outline-level="2">Глава 1</text:h>
      <text:p text:style-name="P35"><text:span text:style-name="Default_20_Paragraph_20_Font"><text:span text:style-name="T15"/></text:span></text:p>
      <text:p text:style-name="P35"><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1"><text:span text:style-name="Default_20_Paragraph_20_Font"><text:span text:style-name="T1">Джет нетерпеливо толкает меня копытом в плечо.</text:span></text:span></text:p>
      <text:p text:style-name="P21"><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1"><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1"><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1"><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7">~~~</text:p>
      <text:p text:style-name="P3">...</text:p>
      <text:p text:style-name="P21"><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1"><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1"><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1"><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1"><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1"><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1"><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1"><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3"/>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1"><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1"><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1"><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3"/>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7">~~~</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2" text:outline-level="2">Глава 2</text:h>
      <text:p text:style-name="P2"/>
      <text:p text:style-name="P52">Также неизменна противоположная войне сущность - любовь.</text:p>
      <text:p text:style-name="P52">Война убивает, любовь же даёт силы бороться. </text:p>
      <text:p text:style-name="P52">Слабый огонёк сознания сражается с холодной бесконечностью небытия только для того, чтобы ещё раз увидеть Тебя.</text:p>
      <text:p text:style-name="P51"/>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1"><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1"><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3">adveniat regnum tuum;</text:p>
      <text:p text:style-name="P23">fiat voluntas tua, sicut in caelo et in terra…</text:p>
      <text:p text:style-name="P23"/>
      <text:p text:style-name="P23">…хрррсссшшш…</text:p>
      <text:p text:style-name="P23"/>
      <text:p text:style-name="P23">ne nuclear bellum. Amen</text:p>
      <text:p text:style-name="P23"/>
      <text:p text:style-name="P23">…шшшссс…</text:p>
      <text:p text:style-name="P23"/>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1"><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1"/>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1"><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1"><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1"><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1"><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1"><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1"><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1"><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1"><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1"><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1"/>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2" text:outline-level="2">Глава 3</text:h>
      <text:p text:style-name="P2"/>
      <text:p text:style-name="P55">Безвременье тьмы, безмолвие камня, бессмыслие скуки - мои спутники в вечном заточении. К ним привыкаешь за первую тысячу лет.</text:p>
      <text:p text:style-name="P54">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1"><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1"><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1"><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1"><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7"><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1"><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1"><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1"><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1"><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1"><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1"><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1">-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7">~~~</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2" text:outline-level="2"><text:soft-page-break/>Глава 4</text:h>
      <text:p text:style-name="P2"/>
      <text:p text:style-name="P56">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7">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1"><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1"><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1"><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1"><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7">***</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1"><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7">~~~</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1"><text:span text:style-name="Default_20_Paragraph_20_Font"><text:span text:style-name="T1"/></text:span></text:p>
      <text:p text:style-name="P17"/>
      <text:p text:style-name="P27">~~~</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2" text:outline-level="2">Глава 5</text:h>
      <text:p text:style-name="P2"/>
      <text:p text:style-name="P71">"Намерение меняет реальность" - повторяю я каждый раз, когда близка к отчаянию.</text:p>
      <text:p text:style-name="P2"/>
      <text:p text:style-name="P21"><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1"><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1"><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7">***</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2" text:outline-level="2"><text:span text:style-name="Default_20_Paragraph_20_Font"><text:span text:style-name="T37">Глава </text:span></text:span><text:span text:style-name="T37">6</text:span></text:h>
      <text:p text:style-name="P66"/>
      <text:p text:style-name="P58"><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72">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1"><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7">***</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1"><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1"><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1"><text:span text:style-name="Default_20_Paragraph_20_Font"><text:span text:style-name="T2"/></text:span></text:p>
      <text:p text:style-name="P21"><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2" text:outline-level="2">Глава 7</text:h>
      <text:p text:style-name="P20"><text:span text:style-name="T1"/></text:p>
      <text:p text:style-name="P73"><text:span text:style-name="T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span></text:p>
      <text:p text:style-name="P74"><text:span text:style-name="T1">Быть может, даже, нет Тебя.</text:span></text:p>
      <text:p text:style-name="P3"/>
      <text:p text:style-name="P21"><text:span text:style-name="T1">Коридор был пуст. Размытые фигуры маячили в дальнем конце за стеклянными дверями – Дредд вышел покурить с Шопеном на балкон. Десять минут у меня есть.</text:span></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1"><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1"><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1"><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3"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2"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text:soft-page-break/></text:p>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text:soft-page-break/>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7">~~~</text:p>
      <text:p text:style-name="P2"/>
      <text:p text:style-name="P21"><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text:soft-page-break/>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text:soft-page-break/>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1"><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2"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1"><text:soft-page-break/><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1"><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1"><text:soft-page-break/><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1"><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1"><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1"><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21"><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text:span></text:span><text:soft-page-break/><text:span text:style-name="Default_20_Paragraph_20_Font"><text:span text:style-name="T1">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text:soft-page-break/></text:p>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1"><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text:soft-page-break/>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1"><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21"><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21"><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7">… Определён нейроинтерфейс 0.12-альфа</text:p>
      <text:p text:style-name="P37">… Поиск соединения</text:p>
      <text:p text:style-name="P37">… Соединение установлено</text:p>
      <text:p text:style-name="P37">…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7">… До начала диалога осталось пять… четыре… три…</text:p>
      <text:p text:style-name="P37"/>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21"><text:soft-page-break/><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7">~~~</text:p>
      <text:p text:style-name="P27"/>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text:soft-page-break/>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text:soft-page-break/>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1"><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text:soft-page-break/>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2"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text:soft-page-break/></text:p>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1"><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1"><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text:soft-page-break/></text:p>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1"><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8"/>
      <text:p text:style-name="P21"><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1"><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text:soft-page-break/>-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1"><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1"><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text:soft-page-break/>-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1"><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1"><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1"><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1"><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1"><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soft-page-break/>~~~</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1"><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1"><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1"><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text:soft-page-break/>«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text:soft-page-break/></text:p>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1"><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1"><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1"><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text:soft-page-break/></text:p>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1"><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1"><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2" text:outline-level="2"/>
      <text:p text:style-name="P27">~~~</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text:soft-page-break/>-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text:soft-page-break/>-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text:soft-page-break/></text:p>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2"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1"><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text:soft-page-break/>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1"><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text:soft-page-break/>-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1"><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1"><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text:soft-page-break/>-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1"><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1"><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text:soft-page-break/>-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text:soft-page-break/>-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text:soft-page-break/>Платина раскрывает смирительные браслеты на моих ногах и руках и я встаю со стола, потирая запястья.</text:p>
      <text:p text:style-name="P21"><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text:soft-page-break/>-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text:soft-page-break/>-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2"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text:soft-page-break/>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text:soft-page-break/></text:p>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text:soft-page-break/>-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1"><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text:soft-page-break/>-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1"><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text:soft-page-break/></text:p>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text:soft-page-break/>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2"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text:soft-page-break/>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text:soft-page-break/>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text:soft-page-break/>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text:soft-page-break/>-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text:soft-page-break/>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text:soft-page-break/>-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soft-page-break/>…</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1"><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soft-page-break/>…</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1"><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text:soft-page-break/>-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1"><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text:soft-page-break/>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text:soft-page-break/>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1"><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1"><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text:soft-page-break/>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2"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text:soft-page-break/>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1"><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text:soft-page-break/></text:p>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text:soft-page-break/>-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1"><text:soft-page-break/><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text:soft-page-break/>-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text:soft-page-break/>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1"><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1"><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1"><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1"><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2"><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21"><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2" text:outline-level="2"><text:soft-page-break/>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text:soft-page-break/>-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text:soft-page-break/>-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text:soft-page-break/>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text:soft-page-break/>-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1"><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1"><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text:soft-page-break/>-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1"><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text:soft-page-break/>-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2" text:outline-level="2">Глава 16</text:h>
      <text:p text:style-name="P2"/>
      <text:p text:style-name="P38">Звон будильника чуть не проломил башку. Я открыл глаза.</text:p>
      <text:p text:style-name="P38">Чёрт! На работу! Опять опаздываю!</text:p>
      <text:p text:style-name="P38">Я вскакиваю с постели и хватаюсь за футболку, прыгая одной ногой в штанине.</text:p>
      <text:p text:style-name="P38">Стоп!</text:p>
      <text:p text:style-name="P38"/>
      <text:p text:style-name="P38">Какая, к чёрту, работа? Какой, к чёрту, будильник? Неделю я не выхожу из дома, взяв отпуск за свой счёт. Хэвэн сказала ждать.</text:p>
      <text:p text:style-name="P38"/>
      <text:p text:style-name="P38"><text:soft-page-break/>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8"/>
      <text:p text:style-name="P38">«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text:soft-page-break/>-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9">~~~</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text:soft-page-break/>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text:soft-page-break/>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text:soft-page-break/></text:p>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text:soft-page-break/>-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text:soft-page-break/>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text:soft-page-break/>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text:soft-page-break/>-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1"><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1"><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1"><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21"><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1"><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1"><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1"><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1"><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1"><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1"><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1"><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1"><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1"><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1"><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1"><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2"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1"><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1"><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1"><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text:soft-page-break/></text:p>
      <text:p text:style-name="P21"><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1"><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21"><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9">Я дёргаю замок.</text:p>
      <text:p text:style-name="P39">– Как ты его раскрыла зубами-то? Я двумя руками закрыть не могу! Кажись, этот доспех узковат для твоей жопы!</text:p>
      <text:p text:style-name="P39">– Я помогу! – <text:s/>Селестия изгибает шею и зубами сжимает защёлку.</text:p>
      <text:p text:style-name="P39"/>
      <text:p text:style-name="P39">ШЛОП!</text:p>
      <text:p text:style-name="P39"><text:soft-page-break/></text:p>
      <text:p text:style-name="P3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1"><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2"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1"><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1"><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1"><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21"><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4">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1"><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1"><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1"><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1"/>
      <text:p text:style-name="P27">~~~</text:p>
      <text:p text:style-name="P27"/>
      <text:p text:style-name="P21"><text:span text:style-name="Default_20_Paragraph_20_Font"><text:span text:style-name="T1">… Сияние. </text:span></text:span></text:p>
      <text:p text:style-name="P21"><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2">В какой-то момент пришло осознание.</text:p>
      <text:p text:style-name="P39"/>
      <text:p text:style-name="P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1"><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1"><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1"><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1"><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1"><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1"><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1"><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1"><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1"><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1"><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1"><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21"><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1"><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1"><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6">&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1"/>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30">-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6">-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6">&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6">&lt;<text:span text:style-name="T2">всё время войны сестёр была ночь</text:span>&gt;</text:p>
      <text:p text:style-name="P21"><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1"><text:span text:style-name="Default_20_Paragraph_20_Font"><text:span text:style-name="T1"/></text:span></text:p>
      <text:h text:style-name="P64"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0"><text:span text:style-name="Default_20_Paragraph_20_Font"><text:span text:style-name="T29"/></text:span></text:p>
      <text:p text:style-name="P21"><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1"><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1"><text:span text:style-name="Default_20_Paragraph_20_Font"><text:span text:style-name="T1"/></text:span></text:p>
      <text:h text:style-name="P59" text:outline-level="1"><text:soft-page-break/><text:span text:style-name="Default_20_Paragraph_20_Font"><text:span text:style-name="T1"/></text:span></text:h>
      <text:p text:style-name="P21"><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3"/>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1"><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1"><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1"><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1"><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1"><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21"><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1"><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21"><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1"><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2"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6"><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7">~~~</text:p>
      <text:p text:style-name="P27"/>
      <text:p text:style-name="P26">...<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3">- Да-да, у меня похожее чувство, - мрачно сообщаю я. - По-моему, мы уже пересекались раньше.</text:p>
      <text:p text:style-name="P3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3"><text:soft-page-break/>- Что?</text:p>
      <text:p text:style-name="P33"/>
      <text:p text:style-name="P41"><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3"/>
      <text:p text:style-name="P33">-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9">-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3">-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3">-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3">Сверхаликорн подаёт стакан воды.</text:p>
      <text:p text:style-name="P33"/>
      <text:p text:style-name="P33">- И что же ты теперь собираешься делать? - продолжает Анакорн.</text:p>
      <text:p text:style-name="P33">- Не знаю. Думаю, может, сдохнуть прямо тут?</text:p>
      <text:p text:style-name="P3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3"/>
      <text:p text:style-name="P33">Я саркастически улыбаюсь в ответ. Да, я хочу. Вот только желание это неосуществимо, если только Анакорн не умеет воскрешать мёртвых.</text:p>
      <text:p text:style-name="P33"><text:soft-page-break/></text:p>
      <text:p text:style-name="P33">- Ты умеешь возвращать с того света?</text:p>
      <text:p text:style-name="P33">-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3">- Да ну, зачем статую? - огорчается Анакорн. - Не буду я превращать тебя в статую. Есть одно решение...</text:p>
      <text:p text:style-name="P33"/>
      <text:p text:style-name="P33">Демиург морщит лоб и зависает, уставившись в одну точку.</text:p>
      <text:p text:style-name="P33">- И?..</text:p>
      <text:p text:style-name="P33">Я замечаю, что мои кисти светятся голубоватым свечением, а кончики пальцев становятся полупрозрачными. </text:p>
      <text:p text:style-name="P33">- <text:s/>Тебе пора уходить. Слишком долго находился возле меня. Ты сгораешь, - объясняет Анакорн.</text:p>
      <text:p text:style-name="P33">- Так что там насчёт решения? - не отстаю я.</text:p>
      <text:p text:style-name="P33"><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3"/>
      <text:p text:style-name="P3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3">- А за какой дверью Сел?</text:p>
      <text:p text:style-name="P33">- Не знаю, - раздражённо бросает Анакорн, - сердце подскажет. Поторопись, если не хочешь превратиться в сияющий эфир!</text:p>
      <text:p text:style-name="P33"/>
      <text:p text:style-name="P33">Сверхаликорн нетерпеливым жестом указывает в направлении дверей.</text:p>
      <text:p text:style-name="P33">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3">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3"/>
      <text:p text:style-name="P33">Голубоватое свечение уже расширилось с кистей на руки и торс, последние фаланги пальцев едва видны.</text:p>
      <text:p text:style-name="P33">Может, тут и остановиться? Сияющий эфир и каменная статуя — хорошая пара, как по мне.</text:p>
      <text:p text:style-name="P33">Нет, эту историю надо пройти до конца.</text:p>
      <text:p text:style-name="P33">Медленно возвращаюсь к светящимся проёмам дверей.</text:p>
      <text:p text:style-name="P33">Вот оно!</text:p>
      <text:p text:style-name="P33">Останавливаюсь напротив проёма, почувствовав легчайший укол. Делаю шаг к двери — и чувствую знакомое жжение в груди.</text:p>
      <text:p text:style-name="P33"/>
      <text:p text:style-name="P33">- Ну привет-привет, - блаженно улыбаюсь я старой знакомой.</text:p>
      <text:p text:style-name="P33">Прижатая к области сердца рука ощущает очертания фигурки аликорна, как будто выросшей из груди.</text:p>
      <text:p text:style-name="P33"/>
      <text:p text:style-name="P33">Что-то это да значит.</text:p>
      <text:p text:style-name="P33"/>
      <text:p text:style-name="P33">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3">Да плевать — если дверь нельзя открыть — её можно выбить. Эта мысль заполняет всё сознание.</text:p>
      <text:p text:style-name="P33">Изо всех сил замахиваюсь ногой и втапливаю по двери. Нога проваливается в дверь, а за ней и весь я.</text:p>
      <text:p text:style-name="P33"/>
      <text:p text:style-name="P33">- Ну, или так, - успеваю подумать я.</text:p>
      <text:p text:style-name="P33"/>
      <text:p text:style-name="P33"/>
      <text:p text:style-name="P33"/>
      <text:p text:style-name="P33"/>
      <text:p text:style-name="P34">Крепкий орешек, развоплощение не повлияло твой характер. Как был хамом, так и остался.</text:p>
      <text:p text:style-name="P34">- Мы ведь виделись раньше, да? Почему-то ты кажешься мне знакомым, - угрюмо замечаю я. - Хотя, хоть убей, не вспомню, где.</text:p>
      <text:p text:style-name="P3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4">- Хреново, - ещё угрюмее говорю я. - Полчаса назад попал в эпицентр ядерного взрыва.</text:p>
      <text:p text:style-name="P3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4"><text:soft-page-break/></text:p>
      <text:p text:style-name="P34">Я молча прикидываю, смогу ли дотянуться до его носа кулаком? А ногой?</text:p>
      <text:p text:style-name="P34">Анакорн как будто понимает, что я замышляю. Он отступает шаг назад и примирительно поднимает вверх копыто.</text:p>
      <text:p text:style-name="P34"/>
      <text:p text:style-name="P28"><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4"/>
      <text:p text:style-name="P40"><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8"/>
      <text:p text:style-name="P48">-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8"/>
      <text:p text:style-name="P48">-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8">- Стоп-стоп-стоп! Помедленнее, я нихрена не понял! - хватаюсь за голову я. - Какая-такая подружка? Какая просьба? Какой мир? Что за бред?</text:p>
      <text:p text:style-name="P47"/>
      <text:p text:style-name="P26"><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6"><text:span text:style-name="Default_20_Paragraph_20_Font"><text:span text:style-name="T34">Эпилог.)</text:span></text:span><text:span text:style-name="T35">&gt;</text:span></text:p>
      <text:p text:style-name="P33"/>
      <text:p text:style-name="P3"/>
      <text:p text:style-name="P21"><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1"/>
      <text:p text:style-name="P21"><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1">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1"><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2"/>
      <text:p text:style-name="P21"><text:span text:style-name="Default_20_Paragraph_20_Font"><text:span text:style-name="T1"/></text:span></text:p>
      <text:p text:style-name="P3"/>
      <text:p text:style-name="P3"/>
      <text:p text:style-name="P2">***</text:p>
      <text:p text:style-name="P7"/>
      <text:p text:style-name="P21"><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text:soft-page-break/>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1"><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62"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1">===================================================</text:p>
      <text:p text:style-name="P21">… Вы и есть сопротивление!</text:p>
      <text:p text:style-name="P3">&lt;временная петля&gt;</text:p>
      <text:p text:style-name="P3"><text:soft-page-break/></text:p>
      <text:p text:style-name="P3"/>
      <text:p text:style-name="P3"/>
      <text:p text:style-name="P17"/>
      <text:p text:style-name="P3"/>
      <text:p text:style-name="P21"><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1"><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1"/>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1"><text:span text:style-name="Default_20_Paragraph_20_Font"><text:span text:style-name="T1">- Мой первый Учитель… Я узнала тебя… </text:span></text:span>Мне тебя не хватало.</text:p>
      <text:p text:style-name="P21"/>
      <text:p text:style-name="P3">Деревья расступились и на поляну вышла Хэвэн.</text:p>
      <text:p text:style-name="P3"/>
      <text:p text:style-name="P21"><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1"><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2"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1"><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1"><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1"><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21"><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1"><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4" text:outline-level="2">Эпилог</text:h>
      <text:p text:style-name="P2"/>
      <text:p text:style-name="P16">~~~5000 лет от основания Эквестрии~~~</text:p>
      <text:p text:style-name="P6"><text:soft-page-break/></text:p>
      <text:p text:style-name="Text_20_body">Mike Oldfield - In the beginning &amp; Let there be light <text:s text:c="5"/>или <text:s text:c="5"/>Oceania</text:p>
      <text:p text:style-name="P21"><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5">-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5"><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5"/>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5">-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4"/>
      <text:p text:style-name="P21">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1">Pink Floyd “Keep Talking” <text:a xlink:type="simple" xlink:href="https://www.youtube.com/watch?v=CVhYW6e3qc8" office:target-frame-name="_top" xlink:show="replace" text:style-name="Internet_20_link" text:visited-style-name="Visited_20_Internet_20_Link">https://www.youtube.com/watch?v=CVhYW6e3qc8</text:a></text:p>
      <text:p text:style-name="P21"/>
      <text:p text:style-name="P21">Daft Punk - Veridis Quo</text:p>
      <text:p text:style-name="P21">https://www.youtube.com/watch?v=HhZaHf8RP6g</text:p>
      <text:p text:style-name="P21"><text:soft-page-break/><text:a xlink:type="simple" xlink:href="https://www.youtube.com/watch?v=ySLc8gZ3oEc" office:target-frame-name="_top" xlink:show="replace" text:style-name="Internet_20_link" text:visited-style-name="Visited_20_Internet_20_Link">https://www.youtube.com/watch?v=ySLc8gZ3oEc</text:a></text:p>
      <text:p text:style-name="P21"/>
      <text:p text:style-name="P21">Eye Of The Tiger</text:p>
      <text:p text:style-name="P21"/>
      <text:p text:style-name="P21">Alphaville – Forever Young</text:p>
      <text:p text:style-name="P21">The Doors “Light My Fire”</text:p>
      <text:p text:style-name="P21">Pink Floyd “Another Brick In The Wall” (https://www.youtube.com/watch?v=krYK1jWz0Lo <text:s/>),</text:p>
      <text:p text:style-name="P21">“Is the anybody here” (Pulse)</text:p>
      <text:p text:style-name="P21">“Marooned”</text:p>
      <text:p text:style-name="P21">&lt;Pink Floyd - «Hey you» (Pulse)&gt;</text:p>
      <text:p text:style-name="P21"/>
      <text:p text:style-name="P21">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1"><text:soft-page-break/>&lt;<text:span text:style-name="Default_20_Paragraph_20_Font"><text:span text:style-name="T21">Pink Floyd — Kepp Talking (Pulse), Hey you (Pulse), Sorrow (Pulse), High Hopes (Pulse)</text:span></text:span>&gt;</text:p>
      <text:p text:style-name="P21">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1">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1">Oasis — Wonderwall (<text:a xlink:type="simple" xlink:href="https://www.youtube.com/watch?v=6hzrDeceEKc" office:target-frame-name="_top" xlink:show="replace" text:style-name="Internet_20_link" text:visited-style-name="Visited_20_Internet_20_Link">https://www.youtube.com/watch?v=6hzrDeceEKc</text:a> )</text:p>
      <text:p text:style-name="P21">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1"><text:a xlink:type="simple" xlink:href="https://www.youtube.com/watch?v=nGhoBnx3Pt0" office:target-frame-name="_top" xlink:show="replace" text:style-name="Internet_20_link" text:visited-style-name="Visited_20_Internet_20_Link">https://www.youtube.com/watch?v=nGhoBnx3Pt0</text:a></text:p>
      <text:p text:style-name="P21"><text:a xlink:type="simple" xlink:href="https://www.youtube.com/watch?v=UVWiArQL_oI" office:target-frame-name="_top" xlink:show="replace" text:style-name="Internet_20_link" text:visited-style-name="Visited_20_Internet_20_Link">https://www.youtube.com/watch?v=UVWiArQL_oI</text:a></text:p>
      <text:p text:style-name="P21"/>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5">Yes – Owner of A Lonely Heart - <text:a xlink:type="simple" xlink:href="https://www.youtube.com/watch?v=vpIduDaggVA" text:style-name="Internet_20_link" text:visited-style-name="Visited_20_Internet_20_Link">https://www.youtube.com/watch?v=vpIduDaggVA</text:a></text:p>
      <text:p text:style-name="P21"><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6">Pink Floyd “Another Brick In The Wall”</text:p>
      <text:p text:style-name="P21"><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0"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6">Pendulum – Under the waves <text:a xlink:type="simple" xlink:href="https://www.youtube.com/watch?v=Xc6tpOgm1HE" text:style-name="Internet_20_link" text:visited-style-name="Visited_20_Internet_20_Link">https://www.youtube.com/watch?v=Xc6tpOgm1HE</text:a></text:p>
      <text:p text:style-name="P46"><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6"/>
      <text:p text:style-name="P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0-19T23:37:16.48</dc:date>
    <meta:editing-cycles>4791</meta:editing-cycles>
    <meta:editing-duration>P241DT1H32M4S</meta:editing-duration>
    <meta:document-statistic meta:table-count="0" meta:image-count="0" meta:object-count="0" meta:page-count="308" meta:paragraph-count="4510" meta:word-count="109460" meta:character-count="697150"/>
    <meta:template xlink:type="simple" xlink:actuate="onRequest" xlink:title="" xlink:href="Normal"/>
  </office:meta>
</office:document-meta>
</file>